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4b32" officeooo:paragraph-rsid="00064b32"/>
    </style:style>
    <style:style style:name="P2" style:family="paragraph" style:parent-style-name="Standard">
      <style:text-properties fo:font-size="18pt" officeooo:rsid="00064b32" officeooo:paragraph-rsid="00064b32" style:font-size-asian="18pt" style:font-size-complex="18pt"/>
    </style:style>
    <style:style style:name="P3" style:family="paragraph" style:parent-style-name="Standard">
      <style:text-properties officeooo:rsid="000904bf" officeooo:paragraph-rsid="000904bf"/>
    </style:style>
    <style:style style:name="P4" style:family="paragraph" style:parent-style-name="Standard">
      <style:text-properties officeooo:rsid="00091f1b" officeooo:paragraph-rsid="00091f1b"/>
    </style:style>
    <style:style style:name="P5" style:family="paragraph" style:parent-style-name="Standard">
      <style:text-properties officeooo:rsid="000ac7a0" officeooo:paragraph-rsid="000ac7a0"/>
    </style:style>
    <style:style style:name="P6" style:family="paragraph" style:parent-style-name="Standard">
      <style:text-properties officeooo:rsid="000cc149" officeooo:paragraph-rsid="000cc149"/>
    </style:style>
    <style:style style:name="P7" style:family="paragraph" style:parent-style-name="Standard">
      <style:text-properties officeooo:rsid="000f4593" officeooo:paragraph-rsid="000f4593"/>
    </style:style>
    <style:style style:name="P8" style:family="paragraph" style:parent-style-name="Standard">
      <style:text-properties fo:color="#ff0000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paragraph-rsid="0014068d"/>
    </style:style>
    <style:style style:name="P10" style:family="paragraph" style:parent-style-name="Standard">
      <style:text-properties officeooo:rsid="0014068d" officeooo:paragraph-rsid="0014068d"/>
    </style:style>
    <style:style style:name="P11" style:family="paragraph" style:parent-style-name="Standard">
      <style:text-properties officeooo:rsid="00152d5f" officeooo:paragraph-rsid="00152d5f"/>
    </style:style>
    <style:style style:name="P12" style:family="paragraph" style:parent-style-name="Standard">
      <style:text-properties officeooo:rsid="00167dfd" officeooo:paragraph-rsid="00167dfd"/>
    </style:style>
    <style:style style:name="T1" style:family="text">
      <style:text-properties officeooo:rsid="0007be40"/>
    </style:style>
    <style:style style:name="T2" style:family="text">
      <style:text-properties officeooo:rsid="0014068d"/>
    </style:style>
    <style:style style:name="T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000000" fo:font-size="12pt" fo:font-weight="normal" officeooo:rsid="0014068d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acion <text:span text:style-name="T1">L</text:span>ógica</text:p>
      <text:p text:style-name="P2"><text:s/></text:p>
      <text:p text:style-name="P1">Clase 1 – 15-03-2021</text:p>
      <text:p text:style-name="P1"/>
      <text:p text:style-name="P1">Profesor : Nicolas Fernandez</text:p>
      <text:p text:style-name="P3">Primer parcial 3/05 o 10/05</text:p>
      <text:p text:style-name="P3">Segundo Parcial 14/06 o 21/06</text:p>
      <text:p text:style-name="P3">Recuperatorio uno o ambos</text:p>
      <text:p text:style-name="P3">Final si o si, no se promociona</text:p>
      <text:p text:style-name="P3">Usaremos Visual Studio Code y Visual Studio para trabajar con C Sharp(C#)</text:p>
      <text:p text:style-name="P3"><text:s/></text:p>
      <text:p text:style-name="P4">Unidad 1:</text:p>
      <text:p text:style-name="P4">Logica de Programacion</text:p>
      <text:p text:style-name="P4">Algoritmo</text:p>
      <text:p text:style-name="P4">Código Fuente</text:p>
      <text:p text:style-name="P4">Pseudocódigo</text:p>
      <text:p text:style-name="P5">Programa ejecutable: <text:s/>Compilador / Interprete</text:p>
      <text:p text:style-name="P5">Lenguaje de Programacion</text:p>
      <text:p text:style-name="P6">Herramientas de desarrollo</text:p>
      <text:p text:style-name="P6">Estructura básica de un programa lineal</text:p>
      <text:p text:style-name="P7">Aplicacion de Consola</text:p>
      <text:p text:style-name="P8">Instalar Visual Studio Code</text:p>
      <text:p text:style-name="P9"><text:span text:style-name="T4">Variables y Constantes</text:span></text:p>
      <text:p text:style-name="P10"><text:span text:style-name="T3">Tipos de datos</text:span></text:p>
      <text:p text:style-name="P11"><text:span text:style-name="T3">Asignaciones</text:span></text:p>
      <text:p text:style-name="P12"><text:span text:style-name="T3">Operadores matematicos</text:span></text:p>
      <text:p text:style-name="P12"><text:span text:style-name="T3"/></text:p>
      <text:p text:style-name="P10"><text:span text:style-name="T3"/></text:p>
      <text:p text:style-name="P8"/>
      <text:p text:style-name="P7"/>
      <text:p text:style-name="P5"/>
      <text:p text:style-name="P5"/>
      <text:p text:style-name="P5"/>
      <text:p text:style-name="P4"/>
      <text:p text:style-name="P1"><text:s/></text:p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19:00:14.190269458</meta:creation-date>
    <dc:date>2021-03-15T21:45:28.039744438</dc:date>
    <meta:editing-duration>PT13M31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1" meta:paragraph-count="27" meta:word-count="84" meta:character-count="573" meta:non-whitespace-character-count="506"/>
  </office:meta>
</office:document-meta>
</file>